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85cm"/>
    </style:style>
    <style:style style:name="co2" style:family="table-column">
      <style:table-column-properties fo:break-before="auto" style:column-width="1.055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 fo:border="0.74pt solid #000000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3" table:default-cell-style-name="ce16"/>
        <table:table-column table:style-name="co4" table:default-cell-style-name="ce18"/>
        <table:table-row table:style-name="ro1">
          <table:table-cell office:value-type="string" calcext:value-type="string">
            <text:p>Problem</text:p>
          </table:table-cell>
          <table:table-cell table:style-name="ce13" office:value-type="string" calcext:value-type="string">
            <text:p>|V|</text:p>
          </table:table-cell>
          <table:table-cell office:value-type="string" calcext:value-type="string">
            <text:p>|E|</text:p>
          </table:table-cell>
          <table:table-cell office:value-type="string" calcext:value-type="string">
            <text:p>Clingo</text:p>
          </table:table-cell>
          <table:table-cell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table:style-name="ce16" office:value-type="string" calcext:value-type="string">
            <text:p>wmaxsa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88.872" calcext:value-type="float">
            <text:p>88,872</text:p>
          </table:table-cell>
          <table:table-cell office:value-type="float" office:value="50.695" calcext:value-type="float">
            <text:p>50,695</text:p>
          </table:table-cell>
          <table:table-cell office:value-type="float" office:value="48.313" calcext:value-type="float">
            <text:p>48,313</text:p>
          </table:table-cell>
          <table:table-cell office:value-type="string" calcext:value-type="string">
            <text:p>38,327*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47.547" calcext:value-type="float">
            <text:p>47,547</text:p>
          </table:table-cell>
          <table:table-cell office:value-type="string" calcext:value-type="string">
            <text:p>TL</text:p>
          </table:table-cell>
          <table:table-cell office:value-type="float" office:value="39.048" calcext:value-type="float">
            <text:p>39,048</text:p>
          </table:table-cell>
          <table:table-cell office:value-type="string" calcext:value-type="string">
            <text:p>0,98*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62.829" calcext:value-type="float">
            <text:p>62,829</text:p>
          </table:table-cell>
          <table:table-cell office:value-type="float" office:value="22.567" calcext:value-type="float">
            <text:p>22,567</text:p>
          </table:table-cell>
          <table:table-cell office:value-type="float" office:value="25.45" calcext:value-type="float">
            <text:p>25,45</text:p>
          </table:table-cell>
          <table:table-cell office:value-type="string" calcext:value-type="string">
            <text:p>0,582*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10.064" calcext:value-type="float">
            <text:p>110,064</text:p>
          </table:table-cell>
          <table:table-cell office:value-type="float" office:value="138.934" calcext:value-type="float">
            <text:p>138,934</text:p>
          </table:table-cell>
          <table:table-cell table:style-name="ce18" office:value-type="string" calcext:value-type="string">
            <text:p>45,095*</text:p>
          </table:table-cell>
          <table:table-cell table:style-name="ce16"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58.217" calcext:value-type="float">
            <text:p>58,217</text:p>
          </table:table-cell>
          <table:table-cell office:value-type="string" calcext:value-type="string">
            <text:p>TL</text:p>
          </table:table-cell>
          <table:table-cell table:style-name="ce18" office:value-type="string" calcext:value-type="string">
            <text:p>39,134*</text:p>
          </table:table-cell>
          <table:table-cell table:style-name="ce16" office:value-type="float" office:value="110.945" calcext:value-type="float">
            <text:p>110,945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49.284" calcext:value-type="float">
            <text:p>49,284</text:p>
          </table:table-cell>
          <table:table-cell office:value-type="string" calcext:value-type="string">
            <text:p>TL</text:p>
          </table:table-cell>
          <table:table-cell office:value-type="float" office:value="22.357" calcext:value-type="float">
            <text:p>22,357</text:p>
          </table:table-cell>
          <table:table-cell office:value-type="string" calcext:value-type="string">
            <text:p>11,576*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48.962" calcext:value-type="float">
            <text:p>48,962</text:p>
          </table:table-cell>
          <table:table-cell table:style-name="ce18" office:value-type="string" calcext:value-type="string">
            <text:p>4,849*</text:p>
          </table:table-cell>
          <table:table-cell office:value-type="float" office:value="28.899" calcext:value-type="float">
            <text:p>28,899</text:p>
          </table:table-cell>
          <table:table-cell table:style-name="ce16" office:value-type="float" office:value="25.602" calcext:value-type="float">
            <text:p>25,602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56.917" calcext:value-type="float">
            <text:p>56,917</text:p>
          </table:table-cell>
          <table:table-cell office:value-type="string" calcext:value-type="string">
            <text:p>TL</text:p>
          </table:table-cell>
          <table:table-cell office:value-type="float" office:value="24.597" calcext:value-type="float">
            <text:p>24,597</text:p>
          </table:table-cell>
          <table:table-cell office:value-type="string" calcext:value-type="string">
            <text:p>10,675*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36.069" calcext:value-type="float">
            <text:p>36,069</text:p>
          </table:table-cell>
          <table:table-cell office:value-type="float" office:value="131.073" calcext:value-type="float">
            <text:p>131,073</text:p>
          </table:table-cell>
          <table:table-cell office:value-type="float" office:value="19.49" calcext:value-type="float">
            <text:p>19,49</text:p>
          </table:table-cell>
          <table:table-cell office:value-type="string" calcext:value-type="string">
            <text:p>2,986*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76.198" calcext:value-type="float">
            <text:p>76,198</text:p>
          </table:table-cell>
          <table:table-cell office:value-type="string" calcext:value-type="string">
            <text:p>TL</text:p>
          </table:table-cell>
          <table:table-cell office:value-type="float" office:value="56.975" calcext:value-type="float">
            <text:p>56,975</text:p>
          </table:table-cell>
          <table:table-cell office:value-type="string" calcext:value-type="string">
            <text:p>1,444*</text:p>
          </table:table-cell>
        </table:table-row>
        <table:table-row table:style-name="ro1">
          <table:table-cell table:style-name="ce13" table:number-columns-repeated="3"/>
          <table:table-cell table:style-name="ce17" table:number-columns-repeated="4"/>
        </table:table-row>
        <table:table-row table:style-name="ro1">
          <table:table-cell table:style-name="Default" table:number-columns-repeated="2"/>
          <table:table-cell table:style-name="ce13"/>
          <table:table-cell table:style-name="ce17" table:number-columns-repeated="4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3"/>
          <table:table-cell table:style-name="Default" table:number-columns-repeated="6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4" table:number-columns-repeated="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.00.0000</text:date>, <text:time style:data-style-name="N2" text:time-value="18:25:25.259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4-01-03T18:25:46.277000000</dc:date>
    <meta:editing-duration>PT13H6M11S</meta:editing-duration>
    <meta:editing-cycles>85</meta:editing-cycles>
    <meta:document-statistic meta:table-count="1" meta:cell-count="77" meta:object-count="0"/>
  </office:meta>
</office:document-meta>
</file>